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>
            <text:p>Población reclusa menor de edad en Balear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Edad (años)</text:p>
          </table:table-cell>
          <table:table-cell table:style-name="ce1" office:value-type="string">
            <text:p>Varón</text:p>
          </table:table-cell>
          <table:table-cell table:style-name="ce1" office:value-type="string">
            <text:p>Mujer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34">
            <text:p>134</text:p>
          </table:table-cell>
          <table:table-cell table:style-name="ce1" office:value-type="float" office:value="21">
            <text:p>21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332">
            <text:p>332</text:p>
          </table:table-cell>
          <table:table-cell table:style-name="ce1" office:value-type="float" office:value="29">
            <text:p>2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>
            <draw:frame table:end-cell-address="Hoja1.F27" table:end-x="0.03cm" table:end-y="0.053cm" draw:z-index="0" draw:style-name="gr1" svg:width="10.566cm" svg:height="7.544cm" svg:x="0.753cm" svg:y="0.186cm">
              <draw:object draw:notify-on-update-of-ranges="Hoja1.A3:Hoja1.A7 Hoja1.B3:Hoja1.B7 Hoja1.C3:Hoja1.C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08/11/2007</text:date>, <text:time>20:42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08T20:34:30</meta:creation-date>
    <dc:creator>José Luis</dc:creator>
    <dc:date>2007-11-08T20:42:41</dc:date>
    <dc:language>es-ES</dc:language>
    <meta:editing-cycles>2</meta:editing-cycles>
    <meta:editing-duration>PT8M10S</meta:editing-duration>
    <meta:user-defined meta:name="Info 1"/>
    <meta:user-defined meta:name="Info 2"/>
    <meta:user-defined meta:name="Info 3"/>
    <meta:user-defined meta:name="Info 4"/>
    <meta:document-statistic meta:table-count="1" meta:cell-count="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4pt" style:font-family-asian="'Lucida Sans Unicode'" style:font-family-generic-asian="system" style:font-pitch-asian="variable" style:font-size-asian="14pt" style:font-family-complex="Tahoma" style:font-family-generic-complex="system" style:font-pitch-complex="variable" style:font-size-complex="14pt"/>
    </style:style>
    <style:style style:name="ch3" style:family="chart">
      <style:graphic-properties draw:fill="none"/>
      <style:text-properties fo:font-family="Arial" style:font-family-generic="swiss" style:font-pitch="variable" fo:font-size="10pt" style:font-family-asian="'Lucida Sans Unicode'" style:font-family-generic-asian="system" style:font-pitch-asian="variable" style:font-size-asian="6.5pt" style:font-family-complex="Tahoma" style:font-family-generic-complex="system" style:font-pitch-complex="variable" style:font-size-complex="6.5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.69999980926514pt" style:font-family-asian="'Lucida Sans Unicode'" style:font-family-generic-asian="system" style:font-pitch-asian="variable" style:font-size-asian="9.69999980926514pt" style:font-family-complex="Tahoma" style:font-family-generic-complex="system" style:font-pitch-complex="variable" style:font-size-complex="9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Lucida Sans Unicode'" style:font-family-generic-asian="system" style:font-pitch-asian="variable" style:font-size-asian="7.5pt" style:font-family-complex="Tahoma" style:font-family-generic-complex="system" style:font-pitch-complex="variable" style:font-size-complex="7.5pt"/>
    </style:style>
    <style:style style:name="ch8" style:family="chart">
      <style:graphic-properties draw:fill-color="#9999ff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9" style:family="chart">
      <style:graphic-properties draw:fill-color="#993366"/>
      <style:text-properties fo:font-family="Arial" style:font-family-generic="swiss" style:font-pitch="variable" fo:font-size="6.40000009536743pt" style:font-family-asian="'Lucida Sans Unicode'" style:font-family-generic-asian="system" style:font-pitch-asian="variable" style:font-size-asian="6.40000009536743pt" style:font-family-complex="Tahoma" style:font-family-generic-complex="system" style:font-pitch-complex="variable" style:font-size-complex="6.40000009536743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10.567cm" svg:height="7.545cm" chart:class="chart:bar" chart:style-name="ch1">
        <chart:title svg:x="0.221cm" svg:y="0.15cm" chart:style-name="ch2">
          <text:p>Población reclusa menor de edad en Baleares</text:p>
        </chart:title>
        <chart:legend chart:legend-position="end" svg:x="8.716cm" svg:y="3.207cm" chart:style-name="ch3"/>
        <chart:plot-area chart:style-name="ch4" table:cell-range-address="Hoja1.$A$3:.$A$7 Hoja1.$B$3:.$B$7 Hoja1.$C$3:.$C$7" chart:data-source-has-labels="both" chart:table-number-list="0 0 0" svg:x="0.211cm" svg:y="1cm" svg:width="8.413cm" svg:height="6.394cm">
          <chart:axis chart:dimension="x" chart:name="primary-x" chart:style-name="ch5">
            <chart:title svg:x="4.649cm" svg:y="7.006cm" chart:style-name="ch6">
              <text:p>Edad</text:p>
            </chart:title>
            <chart:categories table:cell-range-address="local-table.A2:.A5"/>
          </chart:axis>
          <chart:axis chart:dimension="y" chart:name="primary-y" chart:style-name="ch7">
            <chart:title svg:x="0.211cm" svg:y="4.511cm" chart:style-name="ch6">
              <text:p>Nº reclusos</text:p>
            </chart:title>
            <chart:grid chart:class="major"/>
          </chart:axis>
          <chart:series chart:style-name="ch8">
            <chart:data-point chart:repeated="4"/>
          </chart:series>
          <chart:series chart:style-name="ch9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ón</text:p>
              </table:table-cell>
              <table:table-cell office:value-type="string">
                <text:p>Mujer</text:p>
              </table:table-cell>
            </table:table-row>
          </table:table-header-rows>
          <table:table-rows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2">
                <text:p>332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